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ef9fa" officeooo:paragraph-rsid="001ef9fa" style:font-size-asian="18pt" style:font-size-complex="18pt"/>
    </style:style>
    <style:style style:name="P2" style:family="paragraph" style:parent-style-name="Standard">
      <style:text-properties fo:font-size="18pt" officeooo:rsid="001ef9fa" officeooo:paragraph-rsid="0020e1c7" style:font-size-asian="18pt" style:font-size-complex="18pt"/>
    </style:style>
    <style:style style:name="P3" style:family="paragraph" style:parent-style-name="Standard">
      <style:text-properties fo:font-size="18pt" officeooo:rsid="0020e1c7" officeooo:paragraph-rsid="0020e1c7" style:font-size-asian="18pt" style:font-size-complex="18pt"/>
    </style:style>
    <style:style style:name="P4" style:family="paragraph" style:parent-style-name="Standard">
      <style:text-properties fo:font-size="18pt" officeooo:rsid="002169a4" officeooo:paragraph-rsid="002169a4" style:font-size-asian="18pt" style:font-size-complex="18pt"/>
    </style:style>
    <style:style style:name="P5" style:family="paragraph" style:parent-style-name="Standard">
      <style:text-properties fo:font-size="18pt" officeooo:rsid="0022b457" officeooo:paragraph-rsid="0022b45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20pt" officeooo:rsid="001f3c19" officeooo:paragraph-rsid="0020d6e6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029d98f" officeooo:paragraph-rsid="0020d6e6" style:font-size-asian="20pt" style:font-size-complex="20pt"/>
    </style:style>
    <style:style style:name="P8" style:family="paragraph" style:parent-style-name="Standard">
      <style:text-properties fo:font-size="24pt" officeooo:rsid="001ef9fa" officeooo:paragraph-rsid="001ef9fa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size="24pt" officeooo:rsid="001ef9fa" officeooo:paragraph-rsid="001ef9fa" style:font-size-asian="24pt" style:font-size-complex="24pt"/>
    </style:style>
    <style:style style:name="P10" style:family="paragraph" style:parent-style-name="Standard">
      <style:text-properties fo:font-size="18pt" officeooo:rsid="002169a4" officeooo:paragraph-rsid="0025594f" style:font-size-asian="18pt" style:font-size-complex="18pt"/>
    </style:style>
    <style:style style:name="P11" style:family="paragraph" style:parent-style-name="Standard">
      <style:text-properties fo:font-size="18pt" officeooo:rsid="002169a4" officeooo:paragraph-rsid="002169a4" style:font-size-asian="18pt" style:font-size-complex="18pt"/>
    </style:style>
    <style:style style:name="P12" style:family="paragraph" style:parent-style-name="Standard">
      <style:text-properties fo:font-size="18pt" officeooo:rsid="0022b457" officeooo:paragraph-rsid="0022b457" style:font-size-asian="18pt" style:font-size-complex="18pt"/>
    </style:style>
    <style:style style:name="P13" style:family="paragraph" style:parent-style-name="Standard">
      <style:text-properties fo:font-size="18pt" officeooo:rsid="0027b9c2" officeooo:paragraph-rsid="0027b9c2" style:font-size-asian="18pt" style:font-size-complex="18pt"/>
    </style:style>
    <style:style style:name="P14" style:family="paragraph">
      <loext:graphic-properties draw:fill-color="#fff200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200"/>
      <style:text-properties fo:font-size="12pt"/>
    </style:style>
    <style:style style:name="P17" style:family="paragraph">
      <loext:graphic-properties draw:fill="none" draw:fill-color="#ffffff"/>
      <style:text-properties fo:font-size="12pt"/>
    </style:style>
    <style:style style:name="T1" style:family="text">
      <style:text-properties officeooo:rsid="0029d98f"/>
    </style:style>
    <style:style style:name="T2" style:family="text">
      <style:text-properties officeooo:rsid="00285b41"/>
    </style:style>
    <style:style style:name="T3" style:family="text">
      <style:text-properties officeooo:rsid="0020e1c7"/>
    </style:style>
    <style:style style:name="T4" style:family="text">
      <style:text-properties officeooo:rsid="0025594f"/>
    </style:style>
    <style:style style:name="T5" style:family="text">
      <style:text-properties officeooo:rsid="0027b9c2"/>
    </style:style>
    <style:style style:name="T6" style:family="text">
      <style:text-properties fo:font-size="12pt"/>
    </style:style>
    <style:style style:name="gr1" style:family="graphic">
      <style:graphic-properties draw:fill-color="#fff200" draw:textarea-horizontal-align="justify" draw:textarea-vertical-align="middle" draw:auto-grow-height="false" fo:min-height="1.422cm" fo:min-width="2.1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4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676cm" fo:min-width="1.2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200" draw:textarea-horizontal-align="justify" draw:textarea-vertical-align="middle" draw:auto-grow-height="false" fo:min-height="1.423cm" fo:min-width="2.1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17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국민대학교</text:p>
      <text:p text:style-name="P9">소프트웨어 융합대학</text:p>
      <text:p text:style-name="P9">소프트웨어 프로젝트 II</text:p>
      <text:p text:style-name="P9"/>
      <text:p text:style-name="P9">조원 : 20181588 김용호, 20181599 김진명</text:p>
      <text:p text:style-name="P7">Python Code Checker</text:p>
      <text:p text:style-name="P6"><text:span text:style-name="T1">( </text:span><text:bookmark-start text:name="__DdeLink__841_3137881421"/>Python Cod<text:span text:style-name="T1">ing Style</text:span> <text:span text:style-name="T2">Check</text:span> Program<text:bookmark-end text:name="__DdeLink__841_3137881421"/> <text:span text:style-name="T1">)</text:span></text:p>
      <text:p text:style-name="P6"/>
      <text:p text:style-name="P8">소프트웨어 상세 설계서</text:p>
      <text:p text:style-name="P8"/>
      <text:p text:style-name="P1">목차</text:p>
      <text:p text:style-name="P1"/>
      <text:p text:style-name="P2">1. 서론</text:p>
      <text:p text:style-name="P3">1.1 <text:s/>개요</text:p>
      <text:p text:style-name="P3">1.2 구현 단계</text:p>
      <text:p text:style-name="P3"/>
      <text:p text:style-name="P2"><text:span text:style-name="T3">2.</text:span>모듈의 구현 방식</text:p>
      <text:p text:style-name="P1"/>
      <text:p text:style-name="P1"><text:span text:style-name="T5">3</text:span>. 코드 구현과 알고리즘</text:p>
      <text:p text:style-name="P1"/>
      <text:p text:style-name="P1"><text:span text:style-name="T5">4</text:span>. 구현 전략</text:p>
      <text:p text:style-name="P1"/>
      <text:p text:style-name="P1"/>
      <text:p text:style-name="P1"/>
      <text:p text:style-name="P4"><text:soft-page-break/></text:p>
      <text:p text:style-name="P4">1. 서론</text:p>
      <text:p text:style-name="P4"/>
      <text:p text:style-name="P4">1.1 개요</text:p>
      <text:p text:style-name="P10"><text:s/>본 소프트웨어 상세 설계서는 국민대학교 소프트웨어 융합대학 소프트웨어 프로젝트<text:span text:style-name="T4">II 의 Adeventure Design을 수행하기 위해 파이썬 코딩 스타일 가이드라인을 참조하여 개발할 <text:s/></text:span></text:p>
      <text:p text:style-name="P10"><text:span text:style-name="T4">Python Coding Style Checker 프로그램의 상세 설계서 입니다. <text:s text:c="2"/>프로그램의 모듈들의 구현 방식, 알고리즘, 구현 전략을 작성하였고, 이 문서를 토대로 개발할 것 입니다.</text:span></text:p>
      <text:p text:style-name="P10"/>
      <text:p text:style-name="P5">1.2. 구현 단계</text:p>
      <text:p text:style-name="P5"><draw:custom-shape text:anchor-type="paragraph" draw:z-index="0" draw:name="모양1" draw:style-name="gr1" draw:text-style-name="P14" svg:width="3.017cm" svg:height="2.012cm" svg:x="0.496cm" svg:y="0.3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" draw:name="모양2" draw:style-name="gr2" draw:text-style-name="P15" svg:width="2.329cm" svg:height="1.493cm" svg:x="0.866cm" svg:y="0.333cm"><draw:text-box><text:p/><text:p><text:s text:c="3"/>GUI 구현</text:p></draw:text-box></draw:frame><draw:custom-shape text:anchor-type="paragraph" draw:z-index="2" draw:name="모양3" draw:style-name="gr3" svg:width="1.482cm" svg:height="1.35cm" svg:x="3.909cm" svg:y="0.75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모양1" draw:style-name="gr4" draw:text-style-name="P16" svg:width="3.021cm" svg:height="2.013cm" svg:x="5.999cm" svg:y="0.3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" draw:name="모양4" draw:style-name="gr5" draw:text-style-name="P17" svg:width="2.491cm" svg:height="1.255cm" svg:x="6.528cm" svg:y="0.81cm"><draw:text-box><text:p><text:span text:style-name="T6">Maindriver </text:span><text:span text:style-name="T6"><text:s text:c="9"/></text:span><text:span text:style-name="T6">구현</text:span></text:p></draw:text-box></draw:frame><draw:custom-shape text:anchor-type="paragraph" draw:z-index="5" draw:name="모양3" draw:style-name="gr3" svg:width="1.482cm" svg:height="1.35cm" svg:x="9.756cm" svg:y="0.75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모양1" draw:style-name="gr4" draw:text-style-name="P16" svg:width="3.021cm" svg:height="2.013cm" svg:x="12.058cm" svg:y="0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13"/>
      <text:p text:style-name="P13">2. 모듈의 구현 방식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05:25:57.470382679</meta:creation-date>
    <dc:date>2018-12-06T18:51:00.374032580</dc:date>
    <meta:editing-duration>P1DT3H43M57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2" meta:paragraph-count="20" meta:word-count="241" meta:character-count="426" meta:non-whitespace-character-count="344"/>
  </office:meta>
</office:document-meta>
</file>